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You have the following class.<text:s/></text:p>
      <text:p text:style-name="Normal">class Circle {<text:s/></text:p>
      <text:p text:style-name="Normal">private double radius;<text:s/></text:p>
      <text:p text:style-name="Normal">Circle(){ }<text:s/></text:p>
      <text:p text:style-name="Normal">Circle(double r){<text:s/></text:p>
      <text:p text:style-name="Normal">this.radius = r;</text:p>
      <text:p text:style-name="Normal"><text:s/>}</text:p>
      <text:p text:style-name="Normal"><text:s/>double getArea(){<text:s/></text:p>
      <text:p text:style-name="Normal">return 3.14*radius*radius;<text:s/></text:p>
      <text:p text:style-name="Normal">} }</text:p>
      <text:p text:style-name="Normal">Write a method that will return the average area of all<text:s/>Circle objects in an array. You must use the following method header.<text:s/></text:p>
      <text:p text:style-name="P2">static int countAverage(Circle[] r){</text:p>
      <text:p text:style-name="P3"><text:tab/>double sum=0;</text:p>
      <text:p text:style-name="P4"><text:tab/>int count=0;</text:p>
      <text:p text:style-name="P5"><text:tab/>for(int i=0 ; i&lt;r.length ; i++){</text:p>
      <text:p text:style-name="P6"><text:tab/><text:tab/>sum+=r[i].getArea();</text:p>
      <text:p text:style-name="P7"><text:tab/><text:tab/>count++;</text:p>
      <text:p text:style-name="P8"><text:tab/>}</text:p>
      <text:p text:style-name="P9"><text:tab/>return sum/count;</text:p>
      <text:p text:style-name="P10">}</text:p>
      <text:p text:style-name="Normal"><text:s/></text:p>
      <text:p text:style-name="Normal"/>
      <text:p text:style-name="Normal"/>
      <text:p text:style-name="Normal"/>
      <text:p text:style-name="Normal"/>
      <text:soft-page-break/>
      <text:p text:style-name="Normal">Write a method that will reverse the content of an array of Circle objects using a stack.<text:s/></text:p>
      <text:p text:style-name="P11">static void reverseArray(Circle[] r){</text:p>
      <text:p text:style-name="Normal"><text:tab/><text:span text:style-name="T12">Stack stack = new Stack();</text:span></text:p>
      <text:p text:style-name="P13"><text:tab/>for<text:s/>(int i=<text:s/>0<text:s/>; i&lt; r.length<text:s/>; i++){</text:p>
      <text:p text:style-name="P14"><text:tab/><text:tab/>stack.push(r[i]);</text:p>
      <text:p text:style-name="P15"><text:tab/>}</text:p>
      <text:p text:style-name="P16"><text:tab/>Int j = 0;</text:p>
      <text:p text:style-name="P17"><text:tab/>While(!stack.isEmpty()){</text:p>
      <text:p text:style-name="P18"><text:tab/><text:tab/>r[j]= stack.pop();</text:p>
      <text:p text:style-name="P19"><text:tab/><text:tab/>j++;</text:p>
      <text:p text:style-name="P20"><text:tab/>}</text:p>
      <text:p text:style-name="Normal"><text:span text:style-name="T21">}</text:span></text:p>
      <text:p text:style-name="Normal"><text:tab/></text:p>
      <text:p text:style-name="Normal"/>
      <text:p text:style-name="Normal">Write a<text:s/>method that takes an 1D array of Circle objects as argument. The method stores into a stack the area of the circle objects when the area is odd. The method returns the stack.<text:s/></text:p>
      <text:p text:style-name="P22">static Stack saveOdd(Circle[] c1){</text:p>
      <text:p text:style-name="P23"><text:tab/>Stack oddStack = new Stack();</text:p>
      <text:p text:style-name="P24"><text:tab/>For ( int I = 0 ; I &lt; c1.length ; i++){</text:p>
      <text:p text:style-name="P25"><text:tab/><text:tab/>If(c1[i].getArea() % 2 == 1){</text:p>
      <text:p text:style-name="P26"><text:tab/><text:tab/><text:tab/>oddStack.push(c1[i].getArea());</text:p>
      <text:p text:style-name="P27"><text:tab/><text:tab/>}</text:p>
      <text:p text:style-name="P28"><text:tab/>}</text:p>
      <text:p text:style-name="P29"><text:tab/>Return oddStack;</text:p>
      <text:p text:style-name="Normal"><text:tab/></text:p>
      <text:p text:style-name="Normal"/>
      <text:soft-page-break/>
      <text:p text:style-name="Normal">Question:</text:p>
      <text:p text:style-name="Normal">You have the following class that is used for a binary tree.</text:p>
      <text:p text:style-name="Normal">class BTNode{</text:p>
      <text:p text:style-name="Normal">double data;</text:p>
      <text:p text:style-name="Normal">BTNode left;</text:p>
      <text:p text:style-name="Normal"><text:s/>BTNode right;</text:p>
      <text:p text:style-name="Normal">}</text:p>
      <text:p text:style-name="Normal">Write a recursive method that will return the summation of all the numbers in the nodes greater than 22, in a binary tree.</text:p>
      <text:p text:style-name="P30">static double sumOfNodesGreaterThan22(BTNode root) {</text:p>
      <text:p text:style-name="P31"><text:tab/>if(root==null){</text:p>
      <text:p text:style-name="P32"><text:tab/><text:tab/>return 0;</text:p>
      <text:p text:style-name="P33"><text:tab/>} else if(root.data&gt;22){</text:p>
      <text:p text:style-name="P34"><text:tab/><text:tab/>Return root.data + sumOfNodesGreaterThan22(root.right) + sumOfNodesGreaterThan22(root.left);</text:p>
      <text:p text:style-name="P35"><text:tab/>}</text:p>
      <text:p text:style-name="P36"><text:tab/>Return sumOfNodesGreaterThan22(root.right) + sumOfNodesGreaterThan22(root.left);</text:p>
      <text:p text:style-name="P37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sa Salgado, Elisa C</meta:initial-creator>
    <dc:creator>yara salamah</dc:creator>
    <meta:creation-date>2024-04-30T18:31:00Z</meta:creation-date>
    <dc:date>2024-04-30T18:32:00Z</dc:date>
    <meta:template xlink:href="Normal" xlink:type="simple"/>
    <meta:editing-cycles>2</meta:editing-cycles>
    <meta:editing-duration>PT120S</meta:editing-duration>
    <meta:user-defined meta:name="MSIP_Label_b73649dc-6fee-4eb8-a128-734c3c842ea8_Enabled">true</meta:user-defined>
    <meta:user-defined meta:name="MSIP_Label_b73649dc-6fee-4eb8-a128-734c3c842ea8_SetDate">2024-04-30T06:51:29Z</meta:user-defined>
    <meta:user-defined meta:name="MSIP_Label_b73649dc-6fee-4eb8-a128-734c3c842ea8_Method">Standard</meta:user-defined>
    <meta:user-defined meta:name="MSIP_Label_b73649dc-6fee-4eb8-a128-734c3c842ea8_Name">defa4170-0d19-0005-0004-bc88714345d2</meta:user-defined>
    <meta:user-defined meta:name="MSIP_Label_b73649dc-6fee-4eb8-a128-734c3c842ea8_SiteId">857c21d2-1a16-43a4-90cf-d57f3fab9d2f</meta:user-defined>
    <meta:user-defined meta:name="MSIP_Label_b73649dc-6fee-4eb8-a128-734c3c842ea8_ActionId">4878a5df-35d2-4e01-8f57-f01a2cfbf302</meta:user-defined>
    <meta:user-defined meta:name="MSIP_Label_b73649dc-6fee-4eb8-a128-734c3c842ea8_ContentBits">0</meta:user-defined>
    <meta:document-statistic meta:page-count="3" meta:paragraph-count="3" meta:word-count="251" meta:character-count="1682" meta:row-count="11" meta:non-whitespace-character-count="1434"/>
  </office:meta>
</office:document-meta>
</file>